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Calibri" svg:font-family="Calibri"/>
    <style:font-face style:name="Titillium Web" svg:font-family="'Titillium Web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loext:contextual-spacing="false"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font-name="Titillium Web" fo:font-size="12pt" fo:font-style="normal" style:text-underline-style="none" fo:font-weight="normal" officeooo:paragraph-rsid="00071c30" style:text-blinking="false" fo:background-color="transparent"/>
    </style:style>
    <style:style style:name="P2" style:family="paragraph" style:parent-style-name="Text_20_body">
      <style:paragraph-properties loext:contextual-spacing="false"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font-name="Titillium Web" fo:font-size="12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loext:contextual-spacing="false" fo:margin-top="0cm" fo:margin-bottom="0cm" style:contextual-spacing="false" fo:line-height="120%" style:writing-mode="lr-tb"/>
      <style:text-properties fo:font-variant="normal" fo:text-transform="none" fo:color="#000000" style:text-line-through-style="none" style:font-name="Titillium Web" fo:font-size="12pt" fo:font-style="normal" style:text-underline-style="none" fo:font-weight="normal" officeooo:paragraph-rsid="00071c30" style:text-blinking="false" fo:background-color="transparent"/>
    </style:style>
    <style:style style:name="P4" style:family="paragraph" style:parent-style-name="Standard">
      <style:paragraph-properties fo:margin-top="0cm" fo:margin-bottom="0.247cm" style:contextual-spacing="false" fo:line-height="120%" fo:text-align="start" style:justify-single-word="false"/>
      <style:text-properties style:use-window-font-color="true" style:font-name="Calibri" fo:font-size="11pt" fo:font-weight="normal" officeooo:paragraph-rsid="002081d4" fo:background-color="transparent" style:font-name-asian="Calibri" style:font-name-complex="Calibri"/>
    </style:style>
    <style:style style:name="P5" style:family="paragraph" style:parent-style-name="Standard">
      <style:paragraph-properties fo:line-height="120%" fo:text-align="justify" style:justify-single-word="false"/>
      <style:text-properties fo:color="#000000" style:font-name="Titillium Web" fo:font-size="12pt" fo:font-weight="normal" officeooo:paragraph-rsid="002081d4" fo:background-color="transparent" style:font-name-asian="Titillium Web" style:font-name-complex="Titillium Web"/>
    </style:style>
    <style:style style:name="P6" style:family="paragraph" style:parent-style-name="Text_20_body" style:list-style-name="L1">
      <style:paragraph-properties loext:contextual-spacing="false"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font-name="Titillium Web" fo:font-size="12pt" fo:font-style="normal" style:text-underline-style="none" fo:font-weight="normal" officeooo:paragraph-rsid="00071c30" style:text-blinking="false" fo:background-color="transparent"/>
    </style:style>
    <style:style style:name="P7" style:family="paragraph" style:parent-style-name="Text_20_body" style:list-style-name="L1">
      <style:paragraph-properties loext:contextual-spacing="false"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font-name="Titillium Web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1">
      <style:paragraph-properties loext:contextual-spacing="false"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font-name="Titillium Web" fo:font-size="12pt" fo:font-style="normal" style:text-underline-style="none" fo:font-weight="normal" officeooo:paragraph-rsid="000ceab7" style:text-blinking="false" fo:background-color="transparent"/>
    </style:style>
    <style:style style:name="P9" style:family="paragraph" style:parent-style-name="Text_20_body" style:list-style-name="L2">
      <style:paragraph-properties loext:contextual-spacing="false"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font-name="Titillium Web" fo:font-size="12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2">
      <style:paragraph-properties loext:contextual-spacing="false" fo:margin-top="0cm" fo:margin-bottom="0cm" style:contextual-spacing="false" fo:line-height="120%" style:writing-mode="lr-tb"/>
      <style:text-properties fo:font-variant="normal" fo:text-transform="none" fo:color="#000000" style:text-line-through-style="none" style:font-name="Titillium Web" fo:font-size="12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2">
      <style:paragraph-properties loext:contextual-spacing="false" fo:margin-top="0cm" fo:margin-bottom="0cm" style:contextual-spacing="false" fo:line-height="120%" style:writing-mode="lr-tb"/>
      <style:text-properties fo:font-variant="normal" fo:text-transform="none" fo:color="#000000" style:text-line-through-style="none" style:font-name="Titillium Web" fo:font-size="12pt" fo:font-style="normal" style:text-underline-style="none" fo:font-weight="normal" officeooo:rsid="00134d05" officeooo:paragraph-rsid="00134d05" style:text-blinking="false" fo:background-color="transparent"/>
    </style:style>
    <style:style style:name="P12" style:family="paragraph" style:parent-style-name="Text_20_body" style:list-style-name="L2">
      <style:paragraph-properties loext:contextual-spacing="false"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font-name="Titillium Web" fo:font-size="12pt" fo:font-style="normal" style:text-underline-style="none" fo:font-weight="normal" officeooo:rsid="001738f5" officeooo:paragraph-rsid="001738f5" style:text-blinking="false" fo:background-color="transparent"/>
    </style:style>
    <style:style style:name="P13" style:family="paragraph" style:parent-style-name="Text_20_body" style:list-style-name="L2">
      <style:paragraph-properties loext:contextual-spacing="false"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font-name="Titillium Web" fo:font-size="12pt" fo:font-style="normal" style:text-underline-style="none" fo:font-weight="normal" officeooo:rsid="001aee8e" officeooo:paragraph-rsid="001aee8e" style:text-blinking="false" fo:background-color="transparent"/>
    </style:style>
    <style:style style:name="P14" style:family="paragraph" style:parent-style-name="Text_20_body" style:list-style-name="L2">
      <style:paragraph-properties loext:contextual-spacing="false"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font-name="Titillium Web" fo:font-size="12pt" fo:font-style="normal" style:text-underline-style="none" fo:font-weight="normal" officeooo:rsid="001b526e" officeooo:paragraph-rsid="001b526e" style:text-blinking="false" fo:background-color="transparent"/>
    </style:style>
    <style:style style:name="P15" style:family="paragraph" style:parent-style-name="Text_20_body" style:list-style-name="L1">
      <style:paragraph-properties loext:contextual-spacing="false"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font-name="Titillium Web" fo:font-size="12pt" fo:font-style="normal" style:text-underline-style="none" fo:font-weight="bold" style:text-blinking="false" fo:background-color="transparent" style:font-weight-asian="bold" style:font-weight-complex="bold"/>
    </style:style>
    <style:style style:name="P16" style:family="paragraph" style:parent-style-name="Text_20_body" style:list-style-name="L2">
      <style:paragraph-properties fo:margin-top="0cm" fo:margin-bottom="0cm" style:contextual-spacing="false" fo:line-height="120%" fo:text-align="justify" style:justify-single-word="false" style:writing-mode="lr-tb"/>
      <style:text-properties fo:color="#000000" style:font-name="Titillium Web" fo:font-size="12pt" fo:font-weight="normal" officeooo:paragraph-rsid="002081d4" fo:background-color="transparent"/>
    </style:style>
    <style:style style:name="P17" style:family="paragraph" style:parent-style-name="Text_20_body" style:list-style-name="L2">
      <style:paragraph-properties loext:contextual-spacing="false" fo:margin-top="0cm" fo:margin-bottom="0cm" style:contextual-spacing="false" fo:line-height="12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tillium Web" fo:font-size="12pt" fo:font-style="normal" style:text-underline-style="none" fo:font-weight="normal" officeooo:rsid="0016ce9e" officeooo:paragraph-rsid="001802ec" style:text-blinking="false" fo:background-color="transparent"/>
    </style:style>
    <style:style style:name="P18" style:family="paragraph" style:parent-style-name="Text_20_body" style:list-style-name="L2">
      <style:paragraph-properties loext:contextual-spacing="false" fo:margin-top="0cm" fo:margin-bottom="0cm" style:contextual-spacing="false" fo:line-height="12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tillium Web" fo:font-size="12pt" fo:font-style="normal" style:text-underline-style="none" fo:font-weight="normal" officeooo:rsid="0016ce9e" officeooo:paragraph-rsid="001802ec" style:text-blinking="false" fo:background-color="transparent" style:font-weight-asian="normal" style:font-weight-complex="normal"/>
    </style:style>
    <style:style style:name="P19" style:family="paragraph" style:parent-style-name="Heading_20_1" style:list-style-name="L1">
      <style:paragraph-properties loext:contextual-spacing="false" fo:margin-top="0cm" fo:margin-bottom="0cm" style:contextual-spacing="false" fo:line-height="120%" style:writing-mode="lr-tb"/>
      <style:text-properties fo:font-variant="normal" fo:text-transform="none" fo:color="#000000" style:text-line-through-style="none" style:font-name="Titillium Web" fo:font-size="12pt" fo:font-style="normal" style:text-underline-style="none" fo:font-weight="normal" style:text-blinking="false" fo:background-color="transparent"/>
    </style:style>
    <style:style style:name="P20" style:family="paragraph" style:parent-style-name="Heading_20_1" style:list-style-name="L1">
      <style:paragraph-properties loext:contextual-spacing="false" fo:margin-top="0cm" fo:margin-bottom="0cm" style:contextual-spacing="false" fo:line-height="120%" style:writing-mode="lr-tb"/>
      <style:text-properties fo:font-variant="normal" fo:text-transform="none" fo:color="#000000" style:text-line-through-style="none" style:font-name="Titillium Web" fo:font-size="12pt" fo:font-style="normal" style:text-underline-style="none" fo:font-weight="normal" officeooo:paragraph-rsid="00071c30" style:text-blinking="false" fo:background-color="transparent"/>
    </style:style>
    <style:style style:name="P21" style:family="paragraph" style:parent-style-name="Heading_20_2">
      <style:text-properties fo:font-weight="bold" officeooo:paragraph-rsid="0008d6fd" style:font-weight-asian="bold" style:font-weight-complex="bold"/>
    </style:style>
    <style:style style:name="P22" style:family="paragraph" style:parent-style-name="Heading_20_10">
      <style:text-properties officeooo:paragraph-rsid="0008d6fd"/>
    </style:style>
    <style:style style:name="T1" style:family="text">
      <style:text-properties fo:font-variant="normal" fo:text-transform="none" fo:color="#000000" style:text-line-through-style="none" style:font-name="Titillium Web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font-name="Titillium Web" fo:font-size="12pt" fo:font-style="normal" style:text-underline-style="none" fo:font-weight="normal" officeooo:rsid="00071c30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font-name="Titillium Web" fo:font-size="12pt" fo:font-style="normal" style:text-underline-style="none" fo:font-weight="bold" officeooo:rsid="00071c30" style:text-blinking="false" fo:background-color="transparent" style:font-weight-asian="bold" style:font-weight-complex="bold" loext:char-shading-value="0"/>
    </style:style>
    <style:style style:name="T4" style:family="text">
      <style:text-properties fo:font-variant="normal" fo:text-transform="none" fo:color="#000000" style:text-line-through-style="none" style:font-name="Titillium Web" fo:font-size="12pt" fo:font-style="normal" style:text-underline-style="none" officeooo:rsid="00071c30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font-name="Titillium Web" fo:font-size="12pt" fo:font-style="normal" style:text-underline-style="none" officeooo:rsid="0008d6fd" style:text-blinking="false" fo:background-color="transparent" loext:char-shading-value="0"/>
    </style:style>
    <style:style style:name="T6" style:family="text">
      <style:text-properties fo:font-variant="normal" fo:text-transform="none" style:text-line-through-style="none" fo:font-style="normal" style:text-underline-style="none" style:text-blinking="false"/>
    </style:style>
    <style:style style:name="T7" style:family="text">
      <style:text-properties officeooo:rsid="00071c30"/>
    </style:style>
    <style:style style:name="T8" style:family="text">
      <style:text-properties officeooo:rsid="0007ae27"/>
    </style:style>
    <style:style style:name="T9" style:family="text">
      <style:text-properties officeooo:rsid="00096704"/>
    </style:style>
    <style:style style:name="T10" style:family="text">
      <style:text-properties officeooo:rsid="0009dc12"/>
    </style:style>
    <style:style style:name="T11" style:family="text">
      <style:text-properties officeooo:rsid="000ceab7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7ae27" style:font-weight-asian="bold" style:font-weight-complex="bold"/>
    </style:style>
    <style:style style:name="T14" style:family="text">
      <style:text-properties fo:font-weight="bold" officeooo:rsid="00071c30" style:font-weight-asian="bold" style:font-weight-complex="bold"/>
    </style:style>
    <style:style style:name="T15" style:family="text">
      <style:text-properties fo:font-weight="bold" officeooo:rsid="0011511d" style:font-weight-asian="bold" style:font-weight-complex="bold"/>
    </style:style>
    <style:style style:name="T16" style:family="text">
      <style:text-properties officeooo:rsid="000ceab7" style:font-style-asian="normal" style:font-weight-asian="normal" style:font-style-complex="normal" style:font-weight-complex="normal"/>
    </style:style>
    <style:style style:name="T17" style:family="text">
      <style:text-properties fo:font-weight="normal" officeooo:rsid="000ceab7" style:font-style-asian="normal" style:font-weight-asian="normal" style:font-style-complex="normal" style:font-weight-complex="normal"/>
    </style:style>
    <style:style style:name="T18" style:family="text">
      <style:text-properties officeooo:rsid="000f4eb2"/>
    </style:style>
    <style:style style:name="T19" style:family="text">
      <style:text-properties officeooo:rsid="0010f501"/>
    </style:style>
    <style:style style:name="T20" style:family="text">
      <style:text-properties officeooo:rsid="001bac47"/>
    </style:style>
    <style:style style:name="T21" style:family="text">
      <style:text-properties style:font-name-asian="Titillium Web" style:font-name-complex="Titillium Web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2"><text:span text:style-name="T4"><text:s text:c="7"/></text:span><text:span text:style-name="T5">EJERCICIO 6</text:span></text:h>
      <text:h text:style-name="P22" text:outline-level="10"><text:span text:style-name="T2"><text:s text:c="9"/></text:span><text:span text:style-name="T3">1.</text:span><text:span text:style-name="T1">Ve al apartado del tema donde se ofrecen una serie de definiciones <text:s text:c="5"/><text:tab/>como integridad, confidencialidad, no repudio, …</text:span></text:h>
      <text:list xml:id="list1349905641" text:style-name="L1">
        <text:list-header>
          <text:h text:style-name="P19" text:outline-level="1">-Ponte de acuerdo con un compañero/a de clase. </text:h>
          <text:h text:style-name="P19" text:outline-level="1">-Uno de los/las dos deberá leer las definiciones pares y el otro las impares.</text:h>
          <text:h text:style-name="P19" text:outline-level="1">-Una vez hecho esto, cada uno deberá explicarle a la otra persona las definiciones que ha leído y tendrás que:</text:h>
          <text:h text:style-name="P19" text:outline-level="1">-Escribir lo que has entendido en el cuaderno de clase.</text:h>
          <text:h text:style-name="P20" text:outline-level="1">-Explicar una de ellas en clase, para ver que efectivamente lo has entendido</text:h>
        </text:list-header>
      </text:list>
      <text:p text:style-name="P3"/>
      <text:list xml:id="list1961624017" text:continue-numbering="true" text:style-name="L1">
        <text:list-header>
          <text:h text:style-name="P20" text:outline-level="1"><text:span text:style-name="T14">2.</text:span>Piensa en los perfiles de atacantes que hay en el tema. ¿Hay alguien en tu clase que creas que el día de mañana pueda responder a un de ellos? Explica por qué, aunque no pongas el nombre propio.</text:h>
        </text:list-header>
      </text:list>
      <text:p text:style-name="P3"><text:tab/><text:span text:style-name="T19">Puede que utilicen fuerza bruta para conseguir las contraseñas de algunas cuentas.</text:span></text:p>
      <text:p text:style-name="P3"/>
      <text:list xml:id="list1970639034" text:continue-numbering="true" text:style-name="L1">
        <text:list-header>
          <text:p text:style-name="P6"><text:span text:style-name="T14">3.</text:span>De cada uno de los elementos expuestos a continuación, indica a qué tipo de seguridad están asociado (activa, pasiva, lógica y física)</text:p>
          <text:list>
            <text:list-header>
              <text:p text:style-name="P6"><text:span text:style-name="T7">a)</text:span>Ventilador de un equipo informático. <text:span text:style-name="T9">Activa y física</text:span></text:p>
              <text:p text:style-name="P7"><text:span text:style-name="T7">b)</text:span>Detector de incendio. <text:span text:style-name="T10">Pasiva y física</text:span></text:p>
              <text:p text:style-name="P7"><text:span text:style-name="T7">c)</text:span>Detector de movimientos. <text:span text:style-name="T10">Activa y física</text:span> </text:p>
              <text:p text:style-name="P7"><text:span text:style-name="T7">d)</text:span>Cámara de seguridad. <text:span text:style-name="T10">Activa y física</text:span></text:p>
              <text:p text:style-name="P7"><text:span text:style-name="T7">e)</text:span>Cortafuegos. <text:span text:style-name="T10">Activa y lógica</text:span></text:p>
              <text:p text:style-name="P7"><text:span text:style-name="T7">f)</text:span>SAI. <text:span text:style-name="T10">Pasiva y física</text:span></text:p>
              <text:p text:style-name="P7"><text:span text:style-name="T7">g)</text:span>Control de acceso mediante el iris del ojo. <text:span text:style-name="T10">Activa y lógica</text:span></text:p>
              <text:p text:style-name="P7"><text:span text:style-name="T7">h)</text:span>Contraseña para acceder a un equipo. <text:span text:style-name="T10">Activa y lógica</text:span></text:p>
              <text:p text:style-name="P6"><text:span text:style-name="T7">i)</text:span>Control de acceso a un edificio. <text:span text:style-name="T10">Activa y lógica</text:span></text:p>
              <text:p text:style-name="P6"/>
            </text:list-header>
          </text:list>
        </text:list-header>
      </text:list>
      <text:p text:style-name="P1"><text:tab/><text:span text:style-name="T14">4.</text:span>Asocia las siguientes amenazas con la seguridad lógica y la seguridad <text:tab/>física.</text:p>
      <text:list xml:id="list106091499" text:continue-numbering="true" text:style-name="L1">
        <text:list-item>
          <text:list>
            <text:list-header>
              <text:p text:style-name="P7"><text:span text:style-name="T7">a)</text:span>Terremoto. <text:span text:style-name="T10">Física</text:span></text:p>
              <text:p text:style-name="P7"><text:span text:style-name="T7">b)</text:span>Subida de tensión. <text:span text:style-name="T10">Física</text:span></text:p>
              <text:p text:style-name="P7"><text:span text:style-name="T7">c)</text:span>Virus informático. <text:span text:style-name="T10">Lógica</text:span></text:p>
              <text:p text:style-name="P7"><text:span text:style-name="T7">d)</text:span>Hacker. <text:span text:style-name="T10">Lógica</text:span></text:p>
              <text:p text:style-name="P7"><text:span text:style-name="T7">e)</text:span>Incendio fortuito. <text:span text:style-name="T10">Física</text:span></text:p>
              <text:p text:style-name="P7"><text:span text:style-name="T7">f)</text:span>Borrado de información importante. <text:span text:style-name="T10">Lógica</text:span></text:p>
            </text:list-header>
          </text:list>
          <text:p text:style-name="P7"><text:span text:style-name="T14">5.</text:span>Asocia las siguientes medidas de seguridad con la seguridad activa o pasiva.</text:p>
          <text:list text:continue-numbering="true">
            <text:list-header>
              <text:p text:style-name="P7"><text:span text:style-name="T8">a)</text:span>Antivirus. <text:span text:style-name="T10">Activa</text:span></text:p>
              <text:p text:style-name="P7"><text:span text:style-name="T8">b)</text:span>Uso de contraseñas. <text:span text:style-name="T10">Activa</text:span></text:p>
              <text:p text:style-name="P7"><text:soft-page-break/><text:span text:style-name="T8">c)</text:span>Copias de seguridad. <text:span text:style-name="T10">Pasiva</text:span></text:p>
              <text:p text:style-name="P7"><text:span text:style-name="T8">d)</text:span>Climatizadores. <text:span text:style-name="T10">Activa</text:span></text:p>
              <text:p text:style-name="P7"><text:span text:style-name="T8">f)</text:span>Uso de redundancia de discos. <text:span text:style-name="T10">Pasiva</text:span></text:p>
              <text:p text:style-name="P7"><text:span text:style-name="T8">f)</text:span>Cámaras de seguridad. <text:span text:style-name="T10">Activa</text:span></text:p>
              <text:p text:style-name="P7"><text:span text:style-name="T8">g)</text:span>Cortafuegos. <text:span text:style-name="T10">Activa</text:span></text:p>
            </text:list-header>
          </text:list>
          <text:p text:style-name="P7"><text:span text:style-name="T13">6.</text:span>De las siguientes contraseñas indica cuales se podrían considerar seguras y cuáles no  y por qué:</text:p>
          <text:list text:continue-numbering="true">
            <text:list-header>
              <text:p text:style-name="P7"><text:span text:style-name="T13">a)</text:span><text:span text:style-name="T12">mesa.</text:span> <text:span text:style-name="T11">No es segura porque tiene pocos tipos caractéres (números,mayusculas...), es un nombre propio.</text:span></text:p>
              <text:p text:style-name="P8"><text:span text:style-name="T13">b)</text:span><text:span text:style-name="T12">caseta. </text:span><text:span text:style-name="T11">No es segura porque tiene pocos tipos caractéres (números,mayusculas...), es un nombre propio.</text:span></text:p>
              <text:p text:style-name="P7"><text:span text:style-name="T13">c)</text:span><text:span text:style-name="T12">c8m4r2nes.</text:span> <text:span text:style-name="T11">Si es segura ya que no es un nombre propio y tiene distintos tipos de caracteres.</text:span></text:p>
              <text:p text:style-name="P15"><text:span text:style-name="T8">d)</text:span>tu primer apellido. <text:span text:style-name="T17">No porque es información personal y facil de obtener.</text:span></text:p>
              <text:p text:style-name="P7"><text:span text:style-name="T13">e)</text:span><text:span text:style-name="T12">pr0mer1s&amp;.</text:span> <text:span text:style-name="T11">Si es segura ya que dispone de todas las condiciones para que sea segura.</text:span></text:p>
              <text:p text:style-name="P8"><text:span text:style-name="T13">f)</text:span><text:span text:style-name="T12">tu nombre. <text:s/></text:span><text:span text:style-name="T16">No porque es información personal y facil de obtener.</text:span></text:p>
            </text:list-header>
          </text:list>
          <text:p text:style-name="P7"><text:span text:style-name="T13">7.</text:span>Ordena de mayor a menor seguridad los siguientes formatos de claves.</text:p>
          <text:list text:continue-numbering="true">
            <text:list-header>
              <text:p text:style-name="P7"><text:span text:style-name="T8">a)</text:span>Claves con sólo números. <text:span text:style-name="T18">2</text:span></text:p>
              <text:p text:style-name="P7"><text:span text:style-name="T8">b)</text:span>Claves con números, letras mayúsculas y letras minúsculas. <text:span text:style-name="T18">4</text:span></text:p>
              <text:p text:style-name="P7"><text:span text:style-name="T8">c)</text:span>Claves con números, letras mayúsculas, letras minúsculas y otros caracteres. <text:span text:style-name="T18">5</text:span></text:p>
              <text:p text:style-name="P7"><text:span text:style-name="T8">d)</text:span>Claves con números y letras minúsculas. <text:span text:style-name="T18">3</text:span></text:p>
              <text:p text:style-name="P7"><text:span text:style-name="T8">e)</text:span>Claves con sólo letras minúsculas. <text:span text:style-name="T18">1</text:span></text:p>
            </text:list-header>
          </text:list>
        </text:list-item>
      </text:list>
      <text:p text:style-name="Text_20_body"><text:line-break/><text:span text:style-name="T15">PRACTICAS 7</text:span></text:p>
      <text:list xml:id="list1513820531" text:style-name="L2">
        <text:list-item>
          <text:p text:style-name="P10"><text:bookmark text:name="docs-internal-guid-6d141ff1-43b4-f99c-ac69-21403fa5d895"/>En el cuaderno de clase enumera 5 casos en los que alguien quisiera utilizar algún método que violara la seguridad, porque quiere vulnerar la seguridad y con qué fin.</text:p>
          <text:p text:style-name="P10"/>
        </text:list-item>
        <text:list-item>
          <text:p text:style-name="P10">Busca qué es una ACL, entiéndelo, y explícalo en clase.</text:p>
          <text:p text:style-name="P11">Significa lista de control de acceso la cual tiene la capacidad de permitir o denegar tráfico en redes.</text:p>
          <text:p text:style-name="P11"/>
        </text:list-item>
        <text:list-item>
          <text:p text:style-name="P9">Busca qué es sfc, entiéndelo, y explícalo en clase.</text:p>
          <text:p text:style-name="P9">El comando <text:span text:style-name="Strong_20_Emphasis">sfc /scannow</text:span>, lo que hace es comprobar la integridad de los ficheros protegidos del sistema Windows, y repararlos en caso de que presenten algún tipo de corrupción o anormalidad.</text:p>
          <text:p text:style-name="P9"/>
        </text:list-item>
        <text:list-item>
          <text:p text:style-name="P9">Describe los medios de seguridad física y lógica que hay en el aula.</text:p>
          <text:p text:style-name="P17">Seguridad Lógica – Firewall ; Programas antivirus.</text:p>
          <text:p text:style-name="P17"><text:soft-page-break/>Seguridad Fisica - </text:p>
          <text:p text:style-name="P17"/>
        </text:list-item>
        <text:list-item>
          <text:p text:style-name="P9">Evalúa qué medidas de seguridad activa y pasiva tienes en torno a tu ordenador personal.</text:p>
          <text:p text:style-name="P18">Seguridad Activa – Windows Defender</text:p>
          <text:p text:style-name="P18"><text:tab/>Seguridad Pasiva – Nada</text:p>
          <text:p text:style-name="P18"/>
        </text:list-item>
        <text:list-item>
          <text:p text:style-name="P9">Analiza qué pautas de protección no cumple el sistema que tienes en tu casa.</text:p>
          <text:p text:style-name="P12">No se utilizan SAIs.</text:p>
          <text:p text:style-name="P12"/>
        </text:list-item>
        <text:list-item>
          <text:p text:style-name="P9">Busca en Internet las claves más comúnmente usadas.</text:p>
          <text:p text:style-name="P13">123456</text:p>
          <text:p text:style-name="P13">password</text:p>
          <text:p text:style-name="P13">12345678</text:p>
          <text:p text:style-name="P13">lifehack</text:p>
          <text:p text:style-name="P14">qwerty</text:p>
          <text:p text:style-name="P14"/>
        </text:list-item>
        <text:list-item>
          <text:p text:style-name="P9">Decides montar una empresa en Internet que se va a dedicar a ofrecer un disco duro on-line. Necesitas de cada usuario: nombre, teléfono y dirección de correo electrónico. ¿En qué afectar estos datos a la formación de tu empresa? ¿Qué medidas de seguridad tendrás que tomar cuando almacenamos esta información?</text:p>
        </text:list-item>
      </text:list>
      <text:p text:style-name="P2"><text:tab/><text:span text:style-name="T20">Aparte de poder pagar a los trabajadores, poder localizarlos en caso de que ocurra algún problema (evitar perder información importante). Guardar la información en archivos encriptados, guardarlos en varios discos duros y hacer copias mensuales.</text:span></text:p>
      <text:p text:style-name="P2"/>
      <text:list xml:id="list800141700" text:continue-numbering="true" text:style-name="L2">
        <text:list-item>
          <text:p text:style-name="P16"><text:span text:style-name="T6">Busca en Internet un protocolo de actuación ante un desastre natural, cita las cosas que veas interesantes (que tipo de personas interviene), pues las vas a explicar en clase, y añade a ese protocolo las medidas que consideres para no perder la información de la organización.</text:span></text:p>
          <text:p text:style-name="P16"><text:span text:style-name="T21">1. Mantener la calma. No salir corriendo y evitar el pánico.</text:span></text:p>
        </text:list-item>
      </text:list>
      <text:p text:style-name="P5"><text:tab/>2. Si está dentro de un edificio y no puede salir busque un sitio seguro <text:tab/>donde protegerse.</text:p>
      <text:p text:style-name="P5"><text:tab/>3.Cubrase bajo una mesa resistente o escritorio.</text:p>
      <text:p text:style-name="P5"><text:tab/>4. Alejarse de las ventanas, bibliotecas, espejos, plantas colgantes y <text:tab/>otros objetos pesados que se puedan caer.</text:p>
      <text:p text:style-name="P5"><text:tab/>5. No utilizar ascensores ya que se pueden quedar atrapados.</text:p>
      <text:p text:style-name="P5"><text:tab/>6. Si se encuentra al aire libre alejese de las paredes, tuberias de gas, <text:tab/>arboles...</text:p>
      <text:p text:style-name="P5"><text:tab/>7. Si se encuentra en vehiculo permanezca dentro y detengase tan <text:tab/>pronto como sea posible sin obstaculizar la vía.</text:p>
      <text:p text:style-name="P5"><text:soft-page-break/><text:tab/>8. Evacúe cuando pase el seismo.</text:p>
      <text:p text:style-name="P5"><text:tab/>9. Si se encuentra en zona costera dirijase a zonas elevadas en caso de <text:tab/>que se pueda producir un tsunami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xmlns:loext="urn:org:documentfoundation:names:experimental:office:xmlns:loext:1.0">
  <office:font-face-decls>
    <style:font-face style:name="Calibri" svg:font-family="Calibri"/>
    <style:font-face style:name="Titillium Web" svg:font-family="'Titillium Web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loext:contextual-spacing="false" fo:margin-top="0.423cm" fo:margin-bottom="0.212cm" style:contextual-spacing="false"/>
      <style:text-properties style:font-name="Liberation Serif" fo:font-size="24pt" fo:font-weight="bold" style:font-name-asian="Noto Sans CJK SC Regular" style:font-size-asian="24pt" style:font-weight-asian="bold" style:font-name-complex="FreeSan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="100%"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="100%"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loext:contextual-spacing="false" fo:margin="100%" fo:margin-left="0cm" fo:margin-right="0cm" fo:margin-top="0.212cm" fo:margin-bottom="0.212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loext:contextual-spacing="false" fo:margin="100%" fo:margin-left="0cm" fo:margin-right="0cm" fo:margin-top="0.212cm" fo:margin-bottom="0.106cm" style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loext:contextual-spacing="false" fo:margin="100%" fo:margin-left="0cm" fo:margin-right="0cm" fo:margin-top="0.106cm" fo:margin-bottom="0.106cm" style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loext:contextual-spacing="false" fo:margin="100%" fo:margin-left="0cm" fo:margin-right="0cm" fo:margin-top="0.106cm" fo:margin-bottom="0.106cm" style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loext:contextual-spacing="false" fo:margin="100%" fo:margin-left="0cm" fo:margin-right="0cm" fo:margin-top="0.106cm" fo:margin-bottom="0.106cm" style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loext:contextual-spacing="false" fo:margin="100%" fo:margin-left="0cm" fo:margin-right="0cm" fo:margin-top="0.106cm" fo:margin-bottom="0.106cm" style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loext:contextual-spacing="false" fo:margin="100%" fo:margin-left="0cm" fo:margin-right="0cm" fo:margin-top="0.106cm" fo:margin-bottom="0.106cm" style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3.302cm" fo:text-indent="-0.762cm" fo:margin-left="3.30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3.556cm" fo:text-indent="-1.016cm" fo:margin-left="3.55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.064cm" fo:text-indent="-1.524cm" fo:margin-left="4.06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4.318cm" fo:text-indent="-1.778cm" fo:margin-left="4.31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4.572cm" fo:text-indent="-2.032cm" fo:margin-left="4.57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4.826cm" fo:text-indent="-2.286cm" fo:margin-left="4.82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5.08cm" fo:text-indent="-2.54cm" fo:margin-left="5.08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5.334cm" fo:text-indent="-2.794cm" fo:margin-left="5.33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5.588cm" fo:text-indent="-3.048cm" fo:margin-left="5.58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9:28:43.250680833</meta:creation-date>
    <dc:date>2016-09-26T15:18:53</dc:date>
    <meta:editing-duration>PT56M18S</meta:editing-duration>
    <meta:editing-cycles>17</meta:editing-cycles>
    <meta:generator>LibreOffice/3.6$Linux_X86_64 LibreOffice_project/360m1$Build-2</meta:generator>
    <dc:creator>ALU2F </dc:creator>
    <meta:document-statistic meta:table-count="0" meta:image-count="0" meta:object-count="0" meta:page-count="4" meta:paragraph-count="79" meta:word-count="874" meta:character-count="5385" meta:non-whitespace-character-count="4553"/>
  </office:meta>
</office:document-meta>
</file>